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3.87cm" fo:break-before="auto" style:use-optimal-row-height="true"/>
    </style:style>
    <style:style style:name="ro17" style:family="table-row">
      <style:table-row-properties style:row-height="4.632cm" fo:break-before="auto" style:use-optimal-row-height="true"/>
    </style:style>
    <style:style style:name="ro18" style:family="table-row">
      <style:table-row-properties style:row-height="4.658cm" fo:break-before="auto" style:use-optimal-row-height="true"/>
    </style:style>
    <style:style style:name="ro19" style:family="table-row">
      <style:table-row-properties style:row-height="5.502cm" fo:break-before="auto" style:use-optimal-row-height="true"/>
    </style:style>
    <style:style style:name="ro20" style:family="table-row">
      <style:table-row-properties style:row-height="3.184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4.24cm" fo:break-before="auto" style:use-optimal-row-height="fals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6.265cm" fo:break-before="auto" style:use-optimal-row-height="true"/>
    </style:style>
    <style:style style:name="ro25" style:family="table-row">
      <style:table-row-properties style:row-height="5.396cm" fo:break-before="auto" style:use-optimal-row-height="true"/>
    </style:style>
    <style:style style:name="ro26" style:family="table-row">
      <style:table-row-properties style:row-height="3.948cm" fo:break-before="auto" style:use-optimal-row-height="true"/>
    </style:style>
    <style:style style:name="ro27" style:family="table-row">
      <style:table-row-properties style:row-height="3.217cm" fo:break-before="auto" style:use-optimal-row-height="false"/>
    </style:style>
    <style:style style:name="ro28" style:family="table-row">
      <style:table-row-properties style:row-height="3.133cm" fo:break-before="auto" style:use-optimal-row-height="true"/>
    </style:style>
    <style:style style:name="ro29" style:family="table-row">
      <style:table-row-properties style:row-height="6.923cm" fo:break-before="auto" style:use-optimal-row-height="true"/>
    </style:style>
    <style:style style:name="ro30" style:family="table-row">
      <style:table-row-properties style:row-height="6.16cm" fo:break-before="auto" style:use-optimal-row-height="true"/>
    </style:style>
    <style:style style:name="ro31" style:family="table-row">
      <style:table-row-properties style:row-height="8.451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7.713cm" fo:break-before="auto" style:use-optimal-row-height="true"/>
    </style:style>
    <style:style style:name="ro34" style:family="table-row">
      <style:table-row-properties style:row-height="1.605cm" fo:break-before="auto" style:use-optimal-row-height="true"/>
    </style:style>
    <style:style style:name="ro35" style:family="table-row">
      <style:table-row-properties style:row-height="2.369cm" fo:break-before="auto" style:use-optimal-row-height="true"/>
    </style:style>
    <style:style style:name="ro36" style:family="table-row">
      <style:table-row-properties style:row-height="4.791cm" fo:break-before="auto" style:use-optimal-row-height="true"/>
    </style:style>
    <style:style style:name="ro37" style:family="table-row">
      <style:table-row-properties style:row-height="6.239cm" fo:break-before="auto" style:use-optimal-row-height="true"/>
    </style:style>
    <style:style style:name="ro38" style:family="table-row">
      <style:table-row-properties style:row-height="5.586cm" fo:break-before="auto" style:use-optimal-row-height="true"/>
    </style:style>
    <style:style style:name="ro39" style:family="table-row">
      <style:table-row-properties style:row-height="4.006cm" fo:break-before="auto" style:use-optimal-row-height="true"/>
    </style:style>
    <style:style style:name="ro4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0T13:08:51.78">
            <text:p>0410 <text:s/>1308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0T13:08:51.78">
            <text:p>0410 <text:s/>1308</text:p>
          </table:table-cell>
          <table:table-cell table:style-name="ce8" table:formula="of:=NOW()" office:value-type="date" office:date-value="2022-04-10T13:08:51.78">
            <text:p>0410 <text:s/>130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0T13:08:51.78">
            <text:p>0410 <text:s/>130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0T13:08:51.78">
            <text:p>0410 <text:s/>1308</text:p>
          </table:table-cell>
          <table:table-cell table:style-name="ce8" table:formula="of:=NOW()" office:value-type="date" office:date-value="2022-04-10T13:08:51.78">
            <text:p>0410 <text:s/>1308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21"/>
          <table:table-cell table:style-name="ce3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21"/>
          <table:table-cell table:style-name="ce22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21"/>
          <table:table-cell table:style-name="ce25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21"/>
          <table:table-cell table:style-name="ce34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5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21"/>
          <table:table-cell table:style-name="ce25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21"/>
          <table:table-cell table:style-name="ce25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21"/>
          <table:table-cell table:style-name="ce25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21"/>
          <table:table-cell table:style-name="ce22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21"/>
          <table:table-cell table:style-name="ce22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21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21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1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21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21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21"/>
          <table:table-cell table:style-name="ce22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21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21"/>
          <table:table-cell table:style-name="ce23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21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21"/>
          <table:table-cell table:style-name="ce23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21"/>
          <table:table-cell table:style-name="ce23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21"/>
          <table:table-cell table:style-name="ce23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21"/>
          <table:table-cell table:style-name="ce23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21"/>
          <table:table-cell table:style-name="ce23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21"/>
          <table:table-cell table:style-name="ce23" office:value-type="string">
            <text:p>https://ja.wikipedia.org/wiki/ハルジオン#ヒメジョオンとの見分け方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21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5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9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9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21"/>
          <table:table-cell table:style-name="ce22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21"/>
          <table:table-cell table:style-name="ce23" office:value-type="string">
            <text:p>mark:20220319_132735</text:p>
            <text:p>C:\WORKS_2\shortcuts_docs\log_diary-memos.log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32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9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5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21"/>
          <table:table-cell table:style-name="ce23" office:value-type="string">
            <text:p>##doc:20220320_140932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office:annotation office:display="true" draw:style-name="gr1" draw:text-style-name="P2" svg:width="2.899cm" svg:height="3.265cm" svg:x="29.024cm" svg:y="383.971cm" draw:caption-point-x="-0.61cm" draw:caption-point-y="1.495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녹화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date" office:date-value="2022-04-03">
            <text:p>04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rugi kwietnia.</text:p>
            <text:p>يوم السبت، الثاني من شهر أبريل \ الحادي من شهر رمضان.</text:p>
            <text:p>UMgqibelo[sobota / UMbasa[kwiecien` / okwesibili[drug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Od początku, na ziemię. &lt;1&gt; Wielokrotnie, toczenie się. &lt;2&gt; Wspinała się na ścianie przez siebie. (2) Mike. Wewnątrz zachodniego części `kryjówki`. &lt;1&gt; Nie zeszła. / Księżyca : (1) Wiek : 0,9. (2) 4/3, ósmy w nocy. Długość około 145, wysokość 60+. Regulus. &lt;2&gt; Około 110, 50. Denebol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4월2일. (1) 절기 &lt;1&gt; 춘분(3/21), 제 열둘(12) 날. &lt;2&gt; 말후, 제 둘 날. &lt;3&gt; 칠십이후(七十二候), 중국의 말은 : "始雷"(한국어 발음 : 시뢰. 중국어 발음 : shi3lei2, 시이-래이). 의미는 `번개가 처음으로 빛난다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드디어, 작곡 중심의 세션 내용. &lt;1&gt; 연습은, 그 자체 독립한 형태로는 하지 않다. &lt;2&gt; 작곡하는 도중에서 능숙하게 소리를 내놓을 수 없는 부분이 나오면, 그 시점에, 그 부분만 연습한다. (2) 다른 새로운 행의. &lt;1&gt; 각 곡에 대해, 독립한 메모를 작성했다. &lt;2&gt; 지금까지는 모두 메모들을 하나 종이상에 쓰고 있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date" office:date-value="2022-04-04T10:58:40.43">
            <text:p>040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trzeci kwietnia.</text:p>
            <text:p>يوم الأحد، الثالث من شهر أبريل. \ الأول من شهر رمضان.</text:p>
            <text:p>NgeSonto[niedziele / UMbasa / okwesithathu[trzecia / inyanga[miesia_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Obaj wewnątrz ogrodzenia. Kiedy dotarłem przychodzili wkrótce. (3) Najpierw do Mike'a. &lt;1&gt; Kuro była tuż obok Mike'a, ale nie rusza się, czekając na mnie dawać jej część. / Księ : (1) Wiek : 1,9. [Gwiazdy] (1) Regulus : Wyższy niż Procjon. (2) Denebola : lekko niższy niż Procjon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(1) 절기 &lt;1&gt; 춘분(3/21) 제 열넷(14) 날. &lt;2&gt; 말후, 제 넷 날. / [역사] (1) 4/11(1919 서력) : 대한민국 : 임시정부 수립 기념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&lt;1&gt; 전날에 만든 곡. 쓴 것을 보면서 엽주. &lt;2&gt; 추가로 작곡. (2) 연습. (1) 에서 분 곡. 그 곡 속에서 나었던 `분자`(分子). &lt;1&gt; 그것들의 몇개를 연습. (3) 요점은 하나 : &lt;1&gt; 입술의 형태가 어떻게 변화할까. &lt;2&gt; 그 변화의 모습상으로 의식을 집중시킨다. (4) 찾아내는 것 : &lt;1&gt; 각 구멍에선 각 구멍 독자의 입술 형태를 사용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4-05T09:13:19.55">
            <text:p>040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czwarty kwietnia.</text:p>
            <text:p>يوم الأثنين، الرابع من شهر أبريل. \ الثاني من شهر رمضان.</text:p>
            <text:p>UMsombuluko[Poniedzial`ek, wesibili[druga ka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, znowu. (2) Kiedy dotarłam, już byli tam. (3) Najpierw, do Mike'a. &lt;1&gt; Podczas jeszcze byłem w akcie dawania Kuro'owi jedzenie, Mike zatrzymała jeść. Porusza się do tyłu. &lt;2&gt; Może, jedzenie jeszcze pozosta tam. / [Wiedza] (1) Księ : &lt;1&gt; Wiek : 2,9(4/4). <text:s/>(2) Gwizdy : &lt;1&gt; Regulus : &lt;a&gt; Jest na Ekliptyce. &lt;2&gt; Spica : &lt;a&gt; Lekko(około trzech stopnia) pod Ekliptyką. &lt;3&gt; Procjon : &lt;a&gt; Pod około piętnastu(15) stop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(4/4). (1) 절기 : &lt;1&gt; 춘분(3/21), <text:s/>제 열다섯(15) 날. &lt;2&gt; 말후, 제 다섯(5) 날. / [역사] (1) 킹 목사, 미국 애틀랜타에서 암살(1968). (2) 일본, 신문기자 니씨야마 다키치(西山太吉), 최포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`갑 소리`. 드디어, 예쁜 소리가 나는 입술의 형태, 알았다. (2) 흐르는 공기의 크기를 자세하게 한다. &lt;1&gt; 그 것을 위하여는, 윗입술으로 아랫입술을 덮도록 한다. &lt;2&gt; 이 덮개의 정도에 의해, 흐르는 공기의 단면적의 크기가 바뀐다. (3) 더 자세하게 하는 방법. &lt;1&gt; 상하의 입술의 포개기의 정도를 늘린다. &lt;2&gt; 상하의 입술을, 각각, 위, 아래로 당긴다. &lt;3&gt; 이렇게 함으로써, 입술의 안쪽의 V자를 보다 깊게 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date" office:date-value="2022-04-06">
            <text:p>040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piątego kwietnia. / (1) księ. &lt;1&gt; wiek : 3,9.</text:p>
            <text:p>يوم الثلاثاء، <text:s/>الخامس من شهر أبريل. / الثالث من شهر رمضان.</text:p>
            <text:p>ULwesibili[wtorek / wesihlanu[pia_ty kMbas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Obok schodów do szkoły. &lt;1&gt; Przychodziła przez ogrodzenie gimnastyczne. &lt;2&gt; na ziemi wokół schodów, toczenie się. (2) Mike. Na ścianie obok wystającego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(4/5). (1) 청명(4/5), 제 하나(1) 날. &lt;2&gt; 초후(初候), 제 하나 날. &lt;3&gt; 칠십이후(七十二候). 일본 : `玄鳥至` (제비(玄鳥)가 온다(至)). / [역사] (1) (1918. 4/5) 일본육군이 러시아의 블라디보스토크에 상륙. 러시아혁명에 간섭(干渉)하기 위해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번호는 5. &lt;1&gt; 천천한, 상냥한 멜로디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date" office:date-value="2022-04-07T12:05:07.06">
            <text:p>040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szóstej kwietnia. / [Księ] (1) Wiek : 4,9.</text:p>
            <text:p>يوم الأربعاء، السادس من شهر أبريل. <text:s/>/ الرابع من شهر رمضان. </text:p>
            <text:p>ULwesithathu[s`roda / eyesithupha[szo`sta k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Mike nie przychodziła. &lt;1&gt; Nie także na zachodnim działce. (2) Kuro. Znowu, najpierw na miejscu obok schodów. &lt;1&gt; Zszedła pod schodami. Toczenie się. / [Historia] (1) Pierwsza wojna światowa. &lt;1&gt; Polacy też walczyli w każdej wojsku, którego rząd ich rządził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6). (1) 쳥명(清明, 4/5), 제 둘 날. &lt;2&gt; 초후, 제 둘 날. (2) 칠십이후. 중국 : `桐始華` (발음 : tong2shi3hua2. 동-시-후아). &lt;2&gt; 의미는 : 동(桐)나무가 처음으로 핀다. / [역사 : 사람] (1) 김구(金九). 본명, 김창수(金昌洙). &lt;1&gt; 1876년(서력. 간지 : 병자(丙子)) 출생. 당시 리씨조선 황해도(黄海道)에서. &lt;2&gt; 1896 년, 치하포사건(일본어 : 鴟河浦事件 시-가-호)</text:p>
          </table:table-cell>
          <table:covered-table-cell table:number-columns-repeated="2" table:style-name="ce21"/>
          <table:table-cell table:style-name="ce23" office:value-type="string">
            <text:p><text:a xlink:href="https://korea-is-fun.com/grammar-daga/">https://korea-is-fun.com/grammar-daga/</text:a> </text:p>
            <text:p><text:a xlink:href="https://duckduckgo.com/?q=韓国語+文法+하다가&amp;ia=web">https://duckduckgo.com/?q=韓国語+文法+하다가&amp;ia=web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작곡. (2) 불기 자체. &lt;1&gt; `대갑 소리`, 구멍 제 3. 아직 나오거나, 나오지 않거나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date" office:date-value="2022-04-08T11:36:47.660001">
            <text:p>040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siódmy marca. / (1) Księ : &lt;1&gt; Wiek : 5,9.</text:p>
            <text:p>يوم الخميس، السابع من شهر أبريل. / الخامس من شهر رمضان.</text:p>
            <text:p>ULwesine[czwartek / eyeisikhombisa[sio`dmy ku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a ziemie. Pod schodami. &lt;1&gt; Toczenie się. &lt;2&gt; Wkrótce Mike zaczęła dać głos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7). (1) 쳥명(4/5) 제 셋 날. &lt;2&gt; 초후, 같이. (2) 잡절(일본 : 雑節). 3월 16일, 사일(일본어 : 社日 샤니치) 이었다. / [역사:사건] (1) (1945). 일본. 전함 `야마토`가 격침되었다. (2) (1945). 일본. &lt;1&gt; 노동기준법 공포. (3) (1969, 서력) 일본. 나가야마 노리오(永山則夫, 1949년 출생. 기축 己丑. 일본어, 기추우), 체포된다. (1997년 8월 1일 집행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 office:value-type="date" office:date-value="2022-04-09T10:16:31.569999">
            <text:p>040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(4/8) Piątek, ósmej Kwietnia. / (1) Księ. Wiek : 6.9. Blisko, półksiężyca. [Wiedza] (1) `Półksiężyca`. &lt;1&gt; Księżyc, którego wiek trzy dni jest, w Japonii, nazywa się, `księżyc trzydniowy`. &lt;2&gt; ten księżyc jest tym, który widzimy najpierw od nowej księżyca.</text:p>
            <text:p>يوم الجمعة، الثامن من شهر أبريل. / السادس من شهر رمضان.</text:p>
            <text:p>ULwesihlanu[pia_tek / aysishiyagalombili[osiem / okwesishiyagalombili[o`sma / Mbasa[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Znowu, na ścianie obok schodów. &lt;2&gt; Tym razem, bez czekania na moje powiedzenie jej `zejdź!`, właśnie się zeszła. (2) Mike. Na ścianie w powliżu wystającego ogrodzenia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 (4/8). (1) 쳥명(4/5) 제 넷 날. &lt;2&gt; 초후, 같이. (2) 잡절(雑節). 다음의 잡절은, `여든여덟 밤` (일본어 : 八十八夜). &lt;1&gt; 입춘(立春) 부터 세고, 제 88번쩨의 밤. &lt;2&gt; 올해는 5월 2일. / [역사] (1) (1948). 일본. 영화회사 `도호`(東宝). 기누타(砧) 촬영소에서 직원들 270명 해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계속. (2) `대갑 소리`. 구멍의 누르는 방법. 리스트 형식으로 썼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 office:value-type="date" office:date-value="2022-04-10T10:01:53.11">
            <text:p>04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ziewiątej kwietnia. / (1) księ. &lt;1&gt; wiek : 7,9. &lt;2&gt; Po księżycu połowym. / [wiedza] (1) Półksiężyc. &lt;1&gt; Powierzchniowo, sześć procent pełni. &lt;2&gt; Pod względem jasności, około 0,3 procent (1/300).</text:p>
            <text:p>يوم السبت، التاسع من شهر أبريل. \ السابع من شهر رمضان.</text:p>
            <text:p>[المعرفه] / اتفاقية جنيف الرابعة / تاريخ التبني.</text:p>
            <text:p>al-maarifu[wiedza / itafaaqiya[convention.e / dhiniyfa / al-raabiAU[czwarta / taariyx[date.e / tabaniy[adoption.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Najpierw, na placu zabaw, nie na ścianie obok schodów. (2) Mike. na ścianie obok wystająceg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9). (1) 쳥명(4/5), 제 다섯 날. 초후 제 다섯 날. / [역사] (1) &lt;1981&gt;. 일본. 미국 원참(原潜) 뺑소니 사건. &lt;1&gt; 동중국해, 일본의 下甑島(일본어 발음 : 시모-커씨키-시마 しもこしきしま) 부근. &lt;2&gt; 미국 원참 조지 워싱턴이 일본의 화물선 日昇丸(니셔-마루 にっしょうまる) 에 충돌. &lt;3&gt; 日昇丸의 선장 기타 <text:s/>2명이 사망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(2) 대갑 소리의 구멍 리스트 만들기, 계속. / [샤크하치] (1) 재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0T13:08:44.35">
            <text:p>2022/4/10 13:08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0">2022/04/10</text:date>, <text:time>13:09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0T13:08:50.84</dc:date>
    <dc:creator>iwabuchi ken</dc:creator>
    <meta:editing-duration>P16DT23H1M19S</meta:editing-duration>
    <meta:editing-cycles>2340</meta:editing-cycles>
    <meta:generator>OpenOffice/4.1.3$Win32 OpenOffice.org_project/413m1$Build-9783</meta:generator>
    <meta:document-statistic meta:table-count="2" meta:cell-count="1183" meta:object-count="0"/>
  </office:meta>
</office:document-meta>
</file>